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1f2b4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paragraph-rsid="0001f2b4" style:text-blinking="false" fo:background-color="transparent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bold" officeooo:paragraph-rsid="0001f2b4" style:font-size-asian="16pt" style:font-size-complex="16pt"/>
    </style:style>
    <style:style style:name="P4" style:family="paragraph" style:parent-style-name="Text_20_body">
      <style:text-properties fo:font-size="16pt" fo:font-weight="normal" officeooo:paragraph-rsid="0001f2b4" style:font-size-asian="16pt" style:font-size-complex="16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6pt" fo:font-weight="normal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style:font-size-asian="16pt" style:font-size-complex="1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T1" style:family="text">
      <style:text-properties fo:font-variant="normal" fo:text-transform="none" fo:color="#c9211e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1f2b4" style:text-blinking="false" fo:background-color="transparent" loext:char-shading-value="0" style:font-weight-asian="normal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c9211e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01f2b4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ff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ff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$</text:span><text:span text:style-name="T2"> </text:span><text:span text:style-name="T3">cd</text:span></text:p>
      <text:p text:style-name="P1"><text:span text:style-name="T1">$</text:span><text:span text:style-name="T2"> </text:span><text:span text:style-name="T3">mkdir </text:span><text:span text:style-name="T4">folder</text:span><text:span text:style-name="T5">_</text:span><text:span text:style-name="T4">name</text:span></text:p>
      <text:p text:style-name="P1"><text:span text:style-name="T1">$</text:span><text:span text:style-name="T2"> </text:span><text:span text:style-name="T3">ls</text:span></text:p>
      <text:p text:style-name="P1"><text:span text:style-name="T1">$</text:span><text:span text:style-name="T2"> </text:span><text:span text:style-name="T3">pwd</text:span></text:p>
      <text:p text:style-name="P2"><text:span text:style-name="T6">$</text:span> touch <text:span text:style-name="T7">1.txt</text:span></text:p>
      <text:p text:style-name="P2"><text:span text:style-name="T6">$</text:span> sudo -i </text:p>
      <text:p text:style-name="P2"><text:span text:style-name="T6">$</text:span> rm </text:p>
      <text:p text:style-name="P2"><text:span text:style-name="T6">$</text:span> rmdir</text:p>
      <text:p text:style-name="P2"><text:span text:style-name="T6">$</text:span> rm -r</text:p>
      <text:p text:style-name="P2"><text:span text:style-name="T6">$</text:span> stat <text:span text:style-name="T7">File_Fodler_name</text:span></text:p>
      <text:p text:style-name="P2"><text:span text:style-name="T6">$</text:span> uptime</text:p>
      <text:p text:style-name="P2"><text:span text:style-name="T6">$</text:span> nautilus  <text:span text:style-name="T7">path/path/path</text:span></text:p>
      <text:p text:style-name="P2"><text:span text:style-name="T6">$</text:span> whoami</text:p>
      <text:p text:style-name="P2"><text:span text:style-name="T6">$</text:span> exit</text:p>
      <text:p text:style-name="P2"><text:span text:style-name="T6">$</text:span> grep -r "<text:span text:style-name="T7">word_find</text:span>"  <text:span text:style-name="T7">folder/</text:span></text:p>
      <text:p text:style-name="P3"><text:span text:style-name="T8">$</text:span><text:span text:style-name="T9"> npm install --legacy-peer-deps</text:span></text:p>
      <text:p text:style-name="P4"/>
      <text:p text:style-name="P4"><text:span text:style-name="T10">S</text:span>ize/Links /Access/Modify/Change/Birth<text:line-break/></text:p>
      <text:p text:style-name="P5"><text:span text:style-name="T11">$</text:span><text:span text:style-name="T2"> </text:span><text:span text:style-name="T12">nvm ls</text:span><text:span text:style-name="T2">             </text:span></text:p>
      <text:p text:style-name="P6">Find out which versions of Node.js you may have installed and which one of those you're currently using:</text:p>
      <text:p text:style-name="P6">$ nvm use 20.17.0</text:p>
      <text:p text:style-name="P7"/>
      <text:p text:style-name="P6">#used to broadcast important notifications or announcements to all users currently logged into the system.</text:p>
      <text:p text:style-name="P8">$ wall "we will be going down for maintenance for one hour sharply at 03:30 pm"</text:p>
      <text:p text:style-name="P7"/>
      <text:p text:style-name="P6">#combines the functionality of both the ‘uptime‘ and ‘who‘ commands,</text:p>
      <text:p text:style-name="P8"># w</text:p>
      <text:p text:style-name="P7"/>
      <text:p text:style-name="P8">___________________________Rearly Used_______________________________________</text:p>
      <text:p text:style-name="P7"/>
      <text:p text:style-name="P5"><text:span text:style-name="T13">$ nslookup google.com                                                </text:span><text:span text:style-name="T2">          </text:span><text:span text:style-name="T3"># Find the IP Address of a Website</text:span></text:p>
      <text:p text:style-name="P7"/>
      <text:p text:style-name="P8">_________________________ Ubuntu software related ________________________________<text:span text:style-name="T13"/></text:p>
      <text:p text:style-name="P5"><text:span text:style-name="T13">$ sudo swapoff -a                                                                                            </text:span><text:span text:style-name="T3"># swap memory off</text:span></text:p>
      <text:p text:style-name="P7"/>
      <text:p text:style-name="P6">🧩 What is tldr?</text:p>
      <text:p text:style-name="P6"/>
      <text:p text:style-name="P6">tl;dr stands for “too long; didn’t read.”</text:p>
      <text:p text:style-name="P6">It’s a community-driven collection of simplified man pages (manuals) for common terminal commands.</text:p>
      <text:p text:style-name="P7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80.2701in" style:num-format="1" style:print-orientation="portrait" fo:margin-top="0.7874in" fo:margin-bottom="0.7874in" fo:margin-left="0.7874in" fo:margin-right="0.7874in" fo:background-color="#cccccc" style:writing-mode="lr-tb" draw:fill="solid" draw:fill-color="#cccccc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ccccc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3T15:22:05.366662756</dc:date>
    <meta:editing-duration>PT9M10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32" meta:word-count="164" meta:character-count="1197" meta:non-whitespace-character-count="898"/>
  </office:meta>
</office:document-meta>
</file>